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style:font-name="Arial Narrow" fo:language="nb" fo:country="NO"/>
    </style:style>
    <style:style style:name="P3" style:family="paragraph" style:parent-style-name="Heading_20_2">
      <style:paragraph-properties fo:margin-top="0.423cm" fo:margin-bottom="0.106cm" fo:break-before="page" fo:keep-with-next="always"/>
      <style:text-properties style:font-name="Arial" fo:font-size="16pt" fo:language="nb" fo:country="NO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«Legg til fra prisbok» </text:h>
      <text:p text:style-name="P1"/>
      <text:p text:style-name="P2">Skjermbildet viser oversikt over registrerte varer og tjenester valgt leverandør har priset i løsningen.</text:p>
      <text:p text:style-name="P2"/>
      <text:p text:style-name="P2">Finn frem til aktuell vare/tjeneste ved å bla i sider eller bruke søkevindu på heler eller deler av benevnelsen.</text:p>
      <text:p text:style-name="P2"/>
      <text:p text:style-name="P2">Registrer mengder, og eventuelt kategori og prosentandel. </text:p>
      <text:p text:style-name="P2">Dersom bestillingen av denne varen/tjenesten skyldes hærverk ene og alene, velges kategori «Hærverkt» og prosent lik 100.</text:p>
      <text:p text:style-name="P2"><text:line-break/>Fyll ut alle aktuelle poster og klikk «Lagre» oppe til høyre. Poster som er utfylte legges ned i kalkulasjonen av arbeidsordren/bestillingen. Eventuelle riggtillegg og prosentvis tillegg registrert på selve arbeidsordren/bestillingen legges til kalkulasjonen som egne poster.</text:p>
      <text:p text:style-name="P2"/>
      <text:p text:style-name="P2">Dersom enkelte poster fraviker fra kalkulasjonen, er det mulig å registrere avvik på den enkelte posten. </text:p>
      <text:p text:style-name="P2">Høyreklikk på rad for aktuell post og velg «Avvik». </text:p>
      <text:p text:style-name="P2"/>
      <text:p text:style-name="P2">For å avbryte registreringer klikk «Avslutt», prosjekt eller arbeidsordre ID øverst i vinduet, eller annet menypunkt til venstre i skjermbild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4-04T08:49:24</meta:creation-date>
    <dc:creator>knut vidar olsen</dc:creator>
    <dc:date>2009-10-13T11:22:22.93</dc:date>
    <dc:language>en-US</dc:language>
    <meta:editing-cycles>9</meta:editing-cycles>
    <meta:editing-duration>PT06H26M24S</meta:editing-duration>
    <meta:document-statistic meta:table-count="0" meta:image-count="0" meta:object-count="0" meta:page-count="1" meta:paragraph-count="9" meta:word-count="142" meta:character-count="995"/>
    <meta:user-defined meta:name="Info 1"/>
    <meta:user-defined meta:name="Info 2"/>
    <meta:user-defined meta:name="Info 3"/>
    <meta:user-defined meta:name="Info 4"/>
  </office:meta>
</office:document-meta>
</file>